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IteratorByteArrayTest.fastjson( byte [ ]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IteratorByteArrayTest.test_for_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IteratorByteArrayTest.jsoniterator( byte [ ]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